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126c" officeooo:paragraph-rsid="0001126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1126c" officeooo:paragraph-rsid="0001126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1126c" officeooo:paragraph-rsid="0001126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286db" officeooo:paragraph-rsid="000286d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126c" officeooo:paragraph-rsid="0001126c" style:font-size-asian="12.25pt" style:font-weight-asian="bold" style:font-size-complex="1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286d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CSS:</text:p>
      <text:p text:style-name="P1"/>
      <text:p text:style-name="P2"/>
      <text:p text:style-name="P5">Pierwsze zasady i sposób organizacji projektu (12.02.2019):</text:p>
      <text:p text:style-name="P3"><text:tab/></text:p>
      <text:p text:style-name="P3"><text:tab/><text:span text:style-name="T1">Poprzez ostatnie programowanie doszliśmy do takiego układu w programowaniu CSS, za pomocą SASS:</text:span></text:p>
      <text:p text:style-name="P3"><text:span text:style-name="T1">1. Wykorzystujemy Mixiny do kreowania zestawu paru reguł css tak, by uzyskać konkretny efekt końcowy, np. Mixin tekstu specjalnego, mixin tworzenia kontenerów X:Y. Nie używamy mixinów po to by kreować niezależne style, które można włączyć do klasy, po to są templatki. Mixiny tworzymy w osobnych plikach, oddzielonych kategoriami.</text:span></text:p>
      <text:p text:style-name="P3"><text:span text:style-name="T1">2. Wykorzystujemy templatki, czyli gotowe klasy, które załatwiają pewną powtarzalną funkcjonalność, na przykład styl linka, styl nagłówka. Templatki są DZIEDZICZONE potem przez konkretne klasy HTML-a.</text:span></text:p>
      <text:p text:style-name="P3"><text:span text:style-name="T1">3. Wykorzystujemy Compass-a by zoptymalizować swój kod pod kątem powtarzalnych prefiksów. Możliwie w przyszłości skupimy się na innych rzeczach z Compass-a.</text:span></text:p>
      <text:p text:style-name="P3"><text:span text:style-name="T1">4. Zagnieżdżamy nie licząc ekstremalnych przypadków do 2 stopnia i to takie elementy, które wiadomo, że nie będą nigdy rozdzielone.</text:span></text:p>
      <text:p text:style-name="P3"><text:span text:style-name="T1">5. Zmienne są tworzone do: kolorów, odstępów, fontów, wielkości tekstu. </text:span><text:span text:style-name="T2">Co do kolorów, fontów nie ma problemu. Postępowanie w przypadku dwóch pozostałych jest następujące:</text:span></text:p>
      <text:p text:style-name="P3"><text:span text:style-name="T2">- tworzymy globalną domyślną wielkość ostępu i tekstu.</text:span></text:p>
      <text:p text:style-name="P3"><text:span text:style-name="T2">- tworzymy lokalne [w odpowiednich modułach] zmienne zależne, bądź nie, od globalnych.</text:span></text:p>
      <text:p text:style-name="P3"><text:span text:style-name="T2">- poszczególne wielkości fontów i odstępów są prócz specjalnych przypadków zależne zawsze od lokalnych wielkości [jak nie, to są ustawione stałe bądź zależne od globalnych].</text:span></text:p>
      <text:p text:style-name="P4"><text:span text:style-name="T2">6. </text:span><text:span text:style-name="T1">Czyli sumując tworzymy pliki: z mixinami, z templatkami, z modułów, style strony, zawierające zmienne modułów i global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8:16:19.792475533</meta:creation-date>
    <meta:generator>LibreOffice/6.0.7.3$Linux_X86_64 LibreOffice_project/00m0$Build-3</meta:generator>
    <dc:date>2019-02-12T18:37:09.299443860</dc:date>
    <meta:editing-duration>PT6M50S</meta:editing-duration>
    <meta:editing-cycles>1</meta:editing-cycles>
    <meta:document-statistic meta:table-count="0" meta:image-count="0" meta:object-count="0" meta:page-count="1" meta:paragraph-count="13" meta:word-count="223" meta:character-count="1592" meta:non-whitespace-character-count="1379"/>
  </office:meta>
</office:document-meta>
</file>